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0de5f"/>
    </style:style>
    <style:style style:name="P2" style:family="paragraph" style:parent-style-name="Standard">
      <style:text-properties officeooo:rsid="0000de5f" officeooo:paragraph-rsid="0000de5f"/>
    </style:style>
    <style:style style:name="P3" style:family="paragraph" style:parent-style-name="Standard">
      <style:text-properties officeooo:rsid="0000de5f" officeooo:paragraph-rsid="0003674d"/>
    </style:style>
    <style:style style:name="P4" style:family="paragraph" style:parent-style-name="Standard">
      <style:text-properties officeooo:rsid="0003674d" officeooo:paragraph-rsid="00044d33"/>
    </style:style>
    <style:style style:name="P5" style:family="paragraph" style:parent-style-name="Standard">
      <style:text-properties officeooo:rsid="00044d33" officeooo:paragraph-rsid="0008df28"/>
    </style:style>
    <style:style style:name="P6" style:family="paragraph" style:parent-style-name="Standard">
      <style:text-properties officeooo:rsid="0004fe39" officeooo:paragraph-rsid="0004fe39"/>
    </style:style>
    <style:style style:name="P7" style:family="paragraph" style:parent-style-name="Standard">
      <style:text-properties officeooo:rsid="00044d33" officeooo:paragraph-rsid="00044d33" fo:background-color="transparent"/>
    </style:style>
    <style:style style:name="P8" style:family="paragraph" style:parent-style-name="Standard">
      <style:text-properties officeooo:rsid="0004fe39" officeooo:paragraph-rsid="0004fe39" fo:background-color="transparent"/>
    </style:style>
    <style:style style:name="P9" style:family="paragraph" style:parent-style-name="Standard">
      <style:text-properties officeooo:rsid="0008df28" officeooo:paragraph-rsid="0008df28" fo:background-color="transparent"/>
    </style:style>
    <style:style style:name="P10" style:family="paragraph" style:parent-style-name="Standard">
      <style:text-properties officeooo:rsid="000b1c19" officeooo:paragraph-rsid="000b1c19" fo:background-color="transparent"/>
    </style:style>
    <style:style style:name="P11" style:family="paragraph" style:parent-style-name="Standard">
      <style:text-properties officeooo:rsid="000cef70" officeooo:paragraph-rsid="000cef70" fo:background-color="transparent"/>
    </style:style>
    <style:style style:name="P12" style:family="paragraph" style:parent-style-name="Standard">
      <style:text-properties officeooo:rsid="0008df28" officeooo:paragraph-rsid="0008df28" fo:background-color="#3399ff"/>
    </style:style>
    <style:style style:name="P13" style:family="paragraph" style:parent-style-name="Standard">
      <style:text-properties officeooo:rsid="000de423" officeooo:paragraph-rsid="000de423"/>
    </style:style>
    <style:style style:name="P14" style:family="paragraph" style:parent-style-name="Standard" style:list-style-name="L1">
      <style:text-properties officeooo:rsid="0003674d" officeooo:paragraph-rsid="00044d33"/>
    </style:style>
    <style:style style:name="P15" style:family="paragraph" style:parent-style-name="Standard" style:list-style-name="L1">
      <style:text-properties officeooo:rsid="00044d33" officeooo:paragraph-rsid="00044d33" fo:background-color="transparent"/>
    </style:style>
    <style:style style:name="T1" style:family="text">
      <style:text-properties officeooo:rsid="00003658"/>
    </style:style>
    <style:style style:name="T2" style:family="text">
      <style:text-properties fo:background-color="#ffff00" loext:char-shading-value="0"/>
    </style:style>
    <style:style style:name="T3" style:family="text">
      <style:text-properties officeooo:rsid="00003658" fo:background-color="#ffff00" loext:char-shading-value="0"/>
    </style:style>
    <style:style style:name="T4" style:family="text">
      <style:text-properties officeooo:rsid="00023402" fo:background-color="#ffff00" loext:char-shading-value="0"/>
    </style:style>
    <style:style style:name="T5" style:family="text">
      <style:text-properties officeooo:rsid="0003674d"/>
    </style:style>
    <style:style style:name="T6" style:family="text">
      <style:text-properties fo:background-color="transparent" loext:char-shading-value="0"/>
    </style:style>
    <style:style style:name="T7" style:family="text">
      <style:text-properties officeooo:rsid="00044d33" fo:background-color="transparent" loext:char-shading-value="0"/>
    </style:style>
    <style:style style:name="T8" style:family="text">
      <style:text-properties officeooo:rsid="0004fe39" fo:background-color="transparent" loext:char-shading-value="0"/>
    </style:style>
    <style:style style:name="T9" style:family="text">
      <style:text-properties officeooo:rsid="0006ab5e" fo:background-color="transparent" loext:char-shading-value="0"/>
    </style:style>
    <style:style style:name="T10" style:family="text">
      <style:text-properties officeooo:rsid="00083c5c" fo:background-color="transparent" loext:char-shading-value="0"/>
    </style:style>
    <style:style style:name="T11" style:family="text">
      <style:text-properties officeooo:rsid="000b1c19"/>
    </style:style>
    <style:style style:name="T12" style:family="text">
      <style:text-properties officeooo:rsid="000cef70"/>
    </style:style>
    <style:style style:name="T13" style:family="text">
      <style:text-properties style:font-name="Liberation Mono" fo:font-size="11pt" fo:font-style="normal" fo:font-weight="normal" style:font-size-asian="11pt" style:font-style-asian="normal" style:font-weight-asian="normal"/>
    </style:style>
    <style:style style:name="T14" style:family="text">
      <style:text-properties style:font-name="Liberation Mono" fo:font-size="12pt" fo:font-style="normal" fo:font-weight="normal" style:font-size-asian="12pt" style:font-style-asian="normal" style:font-weight-asian="normal" style:font-size-complex="12pt"/>
    </style:style>
    <style:style style:name="T15" style:family="text">
      <style:text-properties officeooo:rsid="000f13e3"/>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lectrophysiology</text:h>
      <text:p text:style-name="P1">Among all the methods used to study the dynamics of neural activity, electrophysiology is still the most widely used, in particular, extracellular recording. <text:span text:style-name="T1">At first, using single sharp electrodes, researchers were able to detect and </text:span><text:span text:style-name="T3">"identify" </text:span><text:span text:style-name="T1">the activity of one or two neurons in the vicinity of each electrode. Using tetrode electrodes (four electrodes fairly close to each other), it is possible to isolate up to 20 neurons (4-7 references in Rossant et al 2016). This increase is due to the fact that different neurons have not only different firing times but also different spatial profiles, according to its morphology, position and orientation, and thus can be further distinguished. This spatiotemporal profile on all the electrodes is usually referred to as the neuron's signature or footprint. The process of assigning a particular spike to a neuron is known as spike sorting. </text:span></text:p>
      <text:p text:style-name="P2"><text:span text:style-name="T1">Over the past </text:span><text:span text:style-name="T3">two</text:span><text:span text:style-name="T1"> decades, several algorithms have been developed to automatically perform spike sorting. However, none of such algorithms is good enough to be trusted without some inspection by a human operator. This is called a semiautomated process. </text:span></text:p>
      <text:p text:style-name="P3">This led neuroscientist to seek for probes with more and more electrodes. Indeed, advances in microfabrication made it possible to produce probes with hundreds of electrodes densely positioned along large distances (~500um) <text:span text:style-name="T4">(references for probes)</text:span>. </text:p>
      <text:p text:style-name="P3">For tetrode data, it is possible to achieve error rates of 5% or lower ([8] in Rossant et al 2016). However, the algorithms that performed fairly well on data from tetrodes <text:span text:style-name="T5">do not work on the these probes. This happens due to the high dimensionality of the data: "the curse of dimensionality" greatly affects the performance of the automated part of the algorithm, and makes the manual inspection much harder.</text:span></text:p>
      <text:p text:style-name="P6">Furthermore, since these new generation probes are larger, they are prone to sensing temporally overlapping spikes, which doesn't happen very often with tetrodes. However, temporally overlapping spikes usually can be resolved in the spatial domain: each spike spans over a different (distinguishable) set of electrodes.</text:p>
      <text:p text:style-name="P4">To address this problem some methods were proposed: Plexon offline sorter, waveclus and KlustaKwik. <text:span text:style-name="T2">(REFERENCES)</text:span><text:span text:style-name="T6">. These algorithms all have the same basic </text:span><text:span text:style-name="T7">five </text:span><text:span text:style-name="T6">step structure: </text:span></text:p>
      <text:list xml:id="list7131045312317899856" text:style-name="L1">
        <text:list-item>
          <text:p text:style-name="P14"><text:span text:style-name="T6">First the data is filtered to remove low frequency components </text:span><text:span text:style-name="T7">(&lt;500Hz)</text:span><text:span text:style-name="T6">, </text:span><text:span text:style-name="T7">such as Local Field Potentials. </text:span></text:p>
        </text:list-item>
        <text:list-item>
          <text:p text:style-name="P15">Then a threshold is applied to detect events and their time location is calculated. Time windows around these spike times are calculated. </text:p>
        </text:list-item>
        <text:list-item>
          <text:p text:style-name="P15">The waveforms are summarized in a feature vector.</text:p>
        </text:list-item>
        <text:list-item>
          <text:p text:style-name="P15">This new representation of the (putative) spikes is used to perform cluster analysis.</text:p>
        </text:list-item>
        <text:list-item>
          <text:p text:style-name="P15">Finally, a human operator analyses the output results.</text:p>
        </text:list-item>
      </text:list>
      <text:p text:style-name="P7"/>
      <text:h text:style-name="Heading_20_2" text:outline-level="2">KlustaKwik</text:h>
      <text:p text:style-name="P7">To my knowledge (REFERENCE), klustakwik is the one that yields the best results, in reasonable human and computational time. </text:p>
      <text:p text:style-name="P8">To deal with the problem of overlapping spikes KlustaKwik uses (user-provided) information about geometry of the probe. This information consists of the electrodes positions and the adjacency graph that defines "<text:span text:style-name="T15">neighbor</text:span>" electrodes. </text:p>
      <text:p text:style-name="P5"><text:span text:style-name="T6">This method uses a Butterworth filter on the first stage. Then it uses a double-threshold detection: the user defines a "weak threshold" and "strong threshold". </text:span><text:span text:style-name="T8">The parts of the signal whose amplitude exceeds the weak threshold must be define a contiguous region in time as well as in space (according to the adjacency graph) </text:span><text:span text:style-name="T9">and at least one data point must exceed the strong threshold</text:span><text:span text:style-name="T8">. </text:span><text:span text:style-name="T9">T</text:span><text:span text:style-name="T8">his region is called a connected component. </text:span><text:span text:style-name="T9">To define this region KlustaKwik uses the flood fill algorithm (commonly used in computer vision). </text:span><text:span text:style-name="T10">This approach avoids both spurious detection of noise events and prevents the same spikes from being detected more than once. </text:span></text:p>
      <text:p text:style-name="P12">After detection, spike times are calculated as the center of mass of the signal that lies above the <text:soft-page-break/>weak threshold for each channel. This results in several spike times therefore it is necessary to align the waveforms, i.e., shift each window </text:p>
      <text:p text:style-name="P9">With the aligned waveforms, KlustaKwik performs Principal Component Analysis as Feature Extraction method and the three most significant components are kept. <text:span text:style-name="T11">Along with this feature vector a mask vector is calculated. With this vector, to each detected event and each channel a number between zero and one is assigned: zero if the peak amplitude of the waveform sensed by that channel doesn't reach the weak threshold and one if the peak amplitude exceeds the strong threshold. Otherwise this number is assigned according to a function of the peak amplitude, for example, a linear function.</text:span></text:p>
      <text:p text:style-name="P10">The mask vector ensures that temporally overlapping spikes with similar feature vector are distinguishable, and treated individually.</text:p>
      <text:p text:style-name="P10">In this new representation space, spikes are sorted with an unsupervised learning algorithm called Expectation-Maximization algorithm. Th<text:span text:style-name="T12">is stage defines a number of putative neurons (classes) with spikes assigned to them.</text:span></text:p>
      <text:p text:style-name="P11">Finally, a human operator inspects the results and manually sorts if necessary.</text:p>
      <text:p text:style-name="Standard">KlustaKwik requires the user to define many parameters prior to running: most significantly the <text:s/>weak and strong thresholds. In [Rossant et al. 2016] Rossant et al. <text:span text:style-name="T15">r</text:span>eport that the optimal values for these parameters are <draw:frame draw:style-name="fr1" draw:name="Object1" text:anchor-type="as-char" svg:width="0.8047in" svg:height="0.2098in" draw:z-index="0"><draw:object xlink:href="./Object 1" xlink:type="simple" xlink:show="embed" xlink:actuate="onLoad"/><draw:image xlink:href="./ObjectReplacements/Object 1" xlink:type="simple" xlink:show="embed" xlink:actuate="onLoad"/></draw:frame>and <text:span text:style-name="T13"><draw:frame draw:style-name="fr1" draw:name="Object2" text:anchor-type="as-char" svg:width="0.7866in" svg:height="0.2098in" draw:z-index="1"><draw:object xlink:href="./Object 2" xlink:type="simple" xlink:show="embed" xlink:actuate="onLoad"/><draw:image xlink:href="./ObjectReplacements/Object 2" xlink:type="simple" xlink:show="embed" xlink:actuate="onLoad"/></draw:frame></text:span><text:span text:style-name="T14">where</text:span><text:span text:style-name="T13"> </text:span><text:span text:style-name="T13"><draw:frame draw:style-name="fr1" draw:name="Object3" text:anchor-type="as-char" svg:width="0.4043in" svg:height="0.1492in" draw:z-index="2"><draw:object xlink:href="./Object 3" xlink:type="simple" xlink:show="embed" xlink:actuate="onLoad"/><draw:image xlink:href="./ObjectReplacements/Object 3" xlink:type="simple" xlink:show="embed" xlink:actuate="onLoad"/></draw:frame></text:span><text:span text:style-name="T13"> is the standard deviation of the noise for each channel.</text:span></text:p>
      <text:p text:style-name="P13">These values were obtained evaluating the detection performance against hybrid labeled data (data composed by several labeled dataset acquired by the same 32-channel prob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4M34S</meta:editing-duration>
    <meta:editing-cycles>8</meta:editing-cycles>
    <meta:generator>LibreOffice/4.4.3.2$Windows_x86 LibreOffice_project/88805f81e9fe61362df02b9941de8e38a9b5fd16</meta:generator>
    <dc:date>2016-04-06T01:00:23.314000000</dc:date>
    <meta:document-statistic meta:table-count="0" meta:image-count="0" meta:object-count="3" meta:page-count="2" meta:paragraph-count="23" meta:word-count="852" meta:character-count="5504" meta:non-whitespace-character-count="466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sub>
          <mi mathvariant="normal">θ</mi>
          <mi>w</mi>
        </msub>
        <mo stretchy="false">=</mo>
        <mn>2</mn>
      </mrow>
      <msub>
        <mi mathvariant="normal">σ</mi>
        <mi mathvariant="italic">noise</mi>
      </msub>
    </mrow>
    <annotation encoding="StarMath 5.0">%theta _w = 2 %sigma_noise</annotation>
  </semantics>
</math>
</file>

<file path=Object 2/content.xml><?xml version="1.0" encoding="utf-8"?>
<math xmlns="http://www.w3.org/1998/Math/MathML" display="block">
  <semantics>
    <mrow>
      <mrow>
        <msub>
          <mi mathvariant="normal">θ</mi>
          <mi>s</mi>
        </msub>
        <mo stretchy="false">=</mo>
        <mn>4</mn>
      </mrow>
      <msub>
        <mi mathvariant="normal">σ</mi>
        <mi mathvariant="italic">noise</mi>
      </msub>
    </mrow>
    <annotation encoding="StarMath 5.0">%theta _s = 4 %sigma_noise</annotation>
  </semantics>
</math>
</file>

<file path=Object 3/content.xml><?xml version="1.0" encoding="utf-8"?>
<math xmlns="http://www.w3.org/1998/Math/MathML" display="block">
  <semantics>
    <msub>
      <mi mathvariant="normal">σ</mi>
      <mi mathvariant="italic">noise</mi>
    </msub>
    <annotation encoding="StarMath 5.0">%sigma_noise</annotation>
  </semantics>
</math>
</file>